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Tablo1" style:family="table">
      <style:table-properties style:width="17.013cm" fo:margin-left="0cm" table:align="left"/>
    </style:style>
    <style:style style:name="Tablo1.A" style:family="table-column">
      <style:table-column-properties style:column-width="4.895cm"/>
    </style:style>
    <style:style style:name="Tablo1.B" style:family="table-column">
      <style:table-column-properties style:column-width="5.001cm"/>
    </style:style>
    <style:style style:name="Tablo1.C" style:family="table-column">
      <style:table-column-properties style:column-width="7.117cm"/>
    </style:style>
    <style:style style:name="Tablo1.A1" style:family="table-cell">
      <style:table-cell-properties style:vertical-align="middle" fo:padding="0.049cm" fo:border="0.05pt solid #000000"/>
    </style:style>
    <style:style style:name="Tablo2" style:family="table">
      <style:table-properties style:width="17.013cm" fo:margin-left="0cm" table:align="left"/>
    </style:style>
    <style:style style:name="Tablo2.A" style:family="table-column">
      <style:table-column-properties style:column-width="6.297cm"/>
    </style:style>
    <style:style style:name="Tablo2.B" style:family="table-column">
      <style:table-column-properties style:column-width="4.498cm"/>
    </style:style>
    <style:style style:name="Tablo2.C" style:family="table-column">
      <style:table-column-properties style:column-width="6.218cm"/>
    </style:style>
    <style:style style:name="Tablo2.A1" style:family="table-cell">
      <style:table-cell-properties style:vertical-align="middle" fo:padding="0.049cm" fo:border="0.05pt solid #000000"/>
    </style:style>
    <style:style style:name="Tablo3" style:family="table">
      <style:table-properties style:width="17.013cm" fo:margin-left="0cm" table:align="left"/>
    </style:style>
    <style:style style:name="Tablo3.A" style:family="table-column">
      <style:table-column-properties style:column-width="6.191cm"/>
    </style:style>
    <style:style style:name="Tablo3.B" style:family="table-column">
      <style:table-column-properties style:column-width="3.81cm"/>
    </style:style>
    <style:style style:name="Tablo3.C" style:family="table-column">
      <style:table-column-properties style:column-width="7.011cm"/>
    </style:style>
    <style:style style:name="Tablo3.A1" style:family="table-cell">
      <style:table-cell-properties style:vertical-align="middle" fo:padding="0.049cm" fo:border="0.05pt solid #000000"/>
    </style:style>
    <style:style style:name="Tablo4" style:family="table">
      <style:table-properties style:width="17.013cm" fo:margin-left="0cm" table:align="left"/>
    </style:style>
    <style:style style:name="Tablo4.A" style:family="table-column">
      <style:table-column-properties style:column-width="4.71cm"/>
    </style:style>
    <style:style style:name="Tablo4.B" style:family="table-column">
      <style:table-column-properties style:column-width="4.18cm"/>
    </style:style>
    <style:style style:name="Tablo4.C" style:family="table-column">
      <style:table-column-properties style:column-width="8.123cm"/>
    </style:style>
    <style:style style:name="Tablo4.A1" style:family="table-cell">
      <style:table-cell-properties style:vertical-align="middle" fo:padding="0.049cm" fo:border="0.05pt solid #000000"/>
    </style:style>
    <style:style style:name="Tablo5" style:family="table">
      <style:table-properties style:width="17.013cm" fo:margin-left="0cm" table:align="left"/>
    </style:style>
    <style:style style:name="Tablo5.A" style:family="table-column">
      <style:table-column-properties style:column-width="4.789cm"/>
    </style:style>
    <style:style style:name="Tablo5.B" style:family="table-column">
      <style:table-column-properties style:column-width="4.207cm"/>
    </style:style>
    <style:style style:name="Tablo5.C" style:family="table-column">
      <style:table-column-properties style:column-width="8.017cm"/>
    </style:style>
    <style:style style:name="Tablo5.A1" style:family="table-cell">
      <style:table-cell-properties style:vertical-align="middle" fo:padding="0.049cm" fo:border="0.05pt solid #000000"/>
    </style:style>
    <style:style style:name="Tablo6" style:family="table">
      <style:table-properties style:width="17.013cm" fo:margin-left="0cm" table:align="left"/>
    </style:style>
    <style:style style:name="Tablo6.A" style:family="table-column">
      <style:table-column-properties style:column-width="4.498cm"/>
    </style:style>
    <style:style style:name="Tablo6.B" style:family="table-column">
      <style:table-column-properties style:column-width="6.712cm"/>
    </style:style>
    <style:style style:name="Tablo6.C" style:family="table-column">
      <style:table-column-properties style:column-width="5.803cm"/>
    </style:style>
    <style:style style:name="Tablo6.A1" style:family="table-cell">
      <style:table-cell-properties style:vertical-align="middle" fo:padding="0.049cm" fo:border="0.05pt solid #000000"/>
    </style:style>
    <style:style style:name="Tablo7" style:family="table">
      <style:table-properties style:width="17.013cm" fo:margin-left="0cm" table:align="left"/>
    </style:style>
    <style:style style:name="Tablo7.A" style:family="table-column">
      <style:table-column-properties style:column-width="7.594cm"/>
    </style:style>
    <style:style style:name="Tablo7.B" style:family="table-column">
      <style:table-column-properties style:column-width="5.017cm"/>
    </style:style>
    <style:style style:name="Tablo7.C" style:family="table-column">
      <style:table-column-properties style:column-width="4.403cm"/>
    </style:style>
    <style:style style:name="Tablo7.A1" style:family="table-cell">
      <style:table-cell-properties style:vertical-align="middle" fo:padding="0.049cm" fo:border="0.05pt solid #000000"/>
    </style:style>
    <style:style style:name="Tablo8" style:family="table">
      <style:table-properties style:width="17.013cm" fo:margin-left="0cm" table:align="left"/>
    </style:style>
    <style:style style:name="Tablo8.A" style:family="table-column">
      <style:table-column-properties style:column-width="5.689cm"/>
    </style:style>
    <style:style style:name="Tablo8.B" style:family="table-column">
      <style:table-column-properties style:column-width="4.556cm"/>
    </style:style>
    <style:style style:name="Tablo8.C" style:family="table-column">
      <style:table-column-properties style:column-width="6.768cm"/>
    </style:style>
    <style:style style:name="Tablo8.A1" style:family="table-cell">
      <style:table-cell-properties style:vertical-align="middle" fo:padding="0.049cm" fo:border="0.05pt solid #000000"/>
    </style:style>
    <style:style style:name="P1" style:family="paragraph" style:parent-style-name="Standard">
      <style:paragraph-properties fo:text-align="center" style:justify-single-word="false"/>
      <style:text-properties fo:color="#729fcf" loext:opacity="100%" style:font-name="Ubuntu" fo:font-size="12pt" fo:font-weight="bold" officeooo:rsid="0014feac" officeooo:paragraph-rsid="0014feac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Ubuntu" fo:font-size="12pt" fo:font-weight="bold" officeooo:rsid="0014feac" officeooo:paragraph-rsid="0014feac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14feac" officeooo:paragraph-rsid="0014fea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2pt" fo:font-weight="bold" officeooo:rsid="0014feac" officeooo:paragraph-rsid="0014fea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Ubuntu" fo:font-size="12pt" style:font-size-asian="12pt" style:font-size-complex="12pt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14%" fo:text-align="center" style:justify-single-word="false" fo:text-indent="0cm" style:auto-text-indent="false"/>
    </style:style>
    <style:style style:name="P8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9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Ubuntu"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729fcf" loext:opacity="100%" style:font-name="Ubuntu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Ubuntu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729fcf" loext:opacity="100%" style:font-name="Ubuntu" fo:font-size="12pt" style:font-size-asian="12pt" style:font-size-complex="12pt"/>
    </style:style>
    <style:style style:name="P13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officeooo:paragraph-rsid="0017df14"/>
    </style:style>
    <style:style style:name="P14" style:family="paragraph" style:parent-style-name="Standard">
      <style:text-properties style:font-name="Ubuntu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margin-top="0cm" fo:margin-bottom="0.247cm" style:contextual-spacing="false" fo:line-height="114%"/>
      <style:text-properties style:font-name="Ubuntu" fo:font-size="12pt" style:font-size-asian="12pt" style:font-size-complex="12pt"/>
    </style:style>
    <style:style style:name="P16" style:family="paragraph" style:parent-style-name="Text_20_body">
      <style:text-properties style:font-name="Ubuntu" fo:font-size="12pt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text-properties style:font-name="Ubuntu" fo:font-size="12pt" fo:font-weight="normal" style:font-size-asian="12pt" style:font-weight-asian="normal" style:font-size-complex="12pt" style:font-weight-complex="normal"/>
    </style:style>
    <style:style style:name="P18" style:family="paragraph" style:parent-style-name="Text_20_body" style:list-style-name="L1">
      <style:text-properties fo:font-weight="bold" style:font-size-asian="12pt" style:font-weight-asian="bold" style:font-weight-complex="bold"/>
    </style:style>
    <style:style style:name="T1" style:family="text">
      <style:text-properties officeooo:rsid="00168cc8"/>
    </style:style>
    <style:style style:name="T2" style:family="text">
      <style:text-properties fo:color="#c9211e" loext:opacity="100%" style:font-name="Ubuntu" fo:font-size="12pt" style:font-size-asian="12pt" style:font-size-complex="12pt"/>
    </style:style>
    <style:style style:name="T3" style:family="text">
      <style:text-properties style:font-name="Ubuntu" fo:font-size="12pt" style:font-size-asian="12pt" style:font-size-complex="12pt"/>
    </style:style>
    <style:style style:name="T4" style:family="text">
      <style:text-properties style:font-name="Ubuntu" fo:font-size="12pt" fo:font-weight="bold" style:font-size-asian="12pt" style:font-size-complex="12pt"/>
    </style:style>
    <style:style style:name="T5" style:family="text">
      <style:text-properties fo:font-weight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Ubuntu" fo:font-weight="bold" style:font-weight-asian="bold" style:font-weight-complex="bold"/>
    </style:style>
    <style:style style:name="T10" style:family="text">
      <style:text-properties style:font-name="Ubuntu" fo:font-weight="bold" officeooo:rsid="0017df14" style:font-weight-asian="bold" style:font-weight-complex="bold"/>
    </style:style>
    <style:style style:name="T11" style:family="text">
      <style:text-properties style:font-name="Ubuntu" fo:font-weight="normal" officeooo:rsid="0017df14" style:font-weight-asian="normal" style:font-weight-complex="normal"/>
    </style:style>
    <style:style style:name="T12" style:family="text">
      <style:text-properties fo:font-style="italic"/>
    </style:style>
    <style:style style:name="T13" style:family="text">
      <style:text-properties fo:color="#729fcf" loext:opacity="100%"/>
    </style:style>
    <style:style style:name="T14" style:family="text">
      <style:text-properties style:font-name="Ubuntu" fo:font-size="12pt" fo:font-weight="normal" style:font-weight-asian="normal" style:font-size-complex="12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DUS İÇİN BİLİNMESİ GEREKEN TEMEL <text:span text:style-name="T1">APT </text:span>KOMUTLARI</text:p>
      <text:p text:style-name="P2"/>
      <text:p text:style-name="P3"><text:span text:style-name="T2">Apt (Advanced Package Tool),</text:span><text:span text:style-name="T3"> Debian tabanlı Linux dağıtımlarında (Pardus, Ubuntu, Mint vb.) paket yönetimi için kullanılan güçlü bir komut satırı aracıdır. Modern ve önerilen </text:span><text:span text:style-name="Source_20_Text"><text:span text:style-name="T3">apt</text:span></text:span><text:span text:style-name="T3"> komutu, daha eski </text:span><text:span text:style-name="Source_20_Text"><text:span text:style-name="T3">apt-get</text:span></text:span><text:span text:style-name="T3"> ve </text:span><text:span text:style-name="Source_20_Text"><text:span text:style-name="T3">apt-cache</text:span></text:span><text:span text:style-name="T3"> komutlarının işlevlerini daha sade ve kullanıcı dostu bir arayüzde birleştirir.</text:span></text:p>
      <text:p text:style-name="P4"/>
      <text:p text:style-name="P1">Sistem Güncelleme ve Senkronizasyon</text:p>
      <text:p text:style-name="P5"/>
      <table:table table:name="Tablo1" table:style-name="Tablo1">
        <table:table-column table:style-name="Tablo1.A"/>
        <table:table-column table:style-name="Tablo1.B"/>
        <table:table-column table:style-name="Tablo1.C"/>
        <table:table-header-rows>
          <table:table-row>
            <table:table-cell table:style-name="Tablo1.A1" office:value-type="string">
              <text:p text:style-name="P6"><text:span text:style-name="Strong_20_Emphasis"><text:span text:style-name="T3">Komut</text:span></text:span></text:p>
            </table:table-cell>
            <table:table-cell table:style-name="Tablo1.A1" office:value-type="string">
              <text:p text:style-name="P6"><text:span text:style-name="Strong_20_Emphasis"><text:span text:style-name="T3">Eski Karşılığı</text:span></text:span></text:p>
            </table:table-cell>
            <table:table-cell table:style-name="Tablo1.A1" office:value-type="string">
              <text:p text:style-name="P7"><text:span text:style-name="Strong_20_Emphasis"><text:span text:style-name="T3">Açıklama</text:span></text:span></text:p>
            </table:table-cell>
          </table:table-row>
        </table:table-header-rows>
        <table:table-row>
          <table:table-cell table:style-name="Tablo1.A1" office:value-type="string">
            <text:p text:style-name="P8"><text:span text:style-name="Source_20_Text"><text:span text:style-name="T4">sudo apt update</text:span></text:span></text:p>
          </table:table-cell>
          <table:table-cell table:style-name="Tablo1.A1" office:value-type="string">
            <text:p text:style-name="P8"><text:span text:style-name="Source_20_Text"><text:span text:style-name="T3">apt-get update</text:span></text:span></text:p>
          </table:table-cell>
          <table:table-cell table:style-name="Tablo1.A1" office:value-type="string">
            <text:p text:style-name="P9"><text:span text:style-name="T5">Paket Listesini Günceller.</text:span> /etc/apt/sources.list dosyasında tanımlı olan yazılım depolarından mevcut paketlerin ve yeni sürümlerin listelerini (veritabanını) indirir. <text:span text:style-name="T6">Kurulum yapmaz</text:span>, sadece bilgi dosyasını günceller.</text:p>
          </table:table-cell>
        </table:table-row>
        <table:table-row>
          <table:table-cell table:style-name="Tablo1.A1" office:value-type="string">
            <text:p text:style-name="P8"><text:span text:style-name="Source_20_Text"><text:span text:style-name="T4">sudo apt upgrade</text:span></text:span></text:p>
          </table:table-cell>
          <table:table-cell table:style-name="Tablo1.A1" office:value-type="string">
            <text:p text:style-name="P8"><text:span text:style-name="Source_20_Text"><text:span text:style-name="T3">apt-get upgrade</text:span></text:span></text:p>
          </table:table-cell>
          <table:table-cell table:style-name="Tablo1.A1" office:value-type="string">
            <text:p text:style-name="P8"><text:span text:style-name="T4">Kurulu Paketleri Yükseltir.</text:span><text:span text:style-name="T3"> </text:span><text:span text:style-name="Source_20_Text"><text:span text:style-name="T3">update</text:span></text:span><text:span text:style-name="T3"> komutu ile indirdiğiniz listelere göre, şu anda kurulu olan paketleri yeni sürümlerine yükseltir. </text:span><text:span text:style-name="T4">Önemli:</text:span><text:span text:style-name="T3"> Yeni bağımlılık gerektiren paketleri kurar, ancak mevcut paketleri </text:span><text:span text:style-name="T7">kaldırmaz</text:span><text:span text:style-name="T3"> ve bağımlılık çatışması riski olan yükseltmeleri atlar. Bu, genellikle daha güvenli bir yükseltme yöntemidir.</text:span></text:p>
          </table:table-cell>
        </table:table-row>
        <table:table-row>
          <table:table-cell table:style-name="Tablo1.A1" office:value-type="string">
            <text:p text:style-name="P8"><text:span text:style-name="Source_20_Text"><text:span text:style-name="T4">sudo apt full-upgrade</text:span></text:span></text:p>
          </table:table-cell>
          <table:table-cell table:style-name="Tablo1.A1" office:value-type="string">
            <text:p text:style-name="P8"><text:span text:style-name="Source_20_Text"><text:span text:style-name="T3">apt-get dist-upgrade</text:span></text:span></text:p>
          </table:table-cell>
          <table:table-cell table:style-name="Tablo1.A1" office:value-type="string">
            <text:p text:style-name="P8"><text:span text:style-name="T4">Tam Sistem Yükseltmesi.</text:span><text:span text:style-name="T3"> </text:span><text:span text:style-name="Source_20_Text"><text:span text:style-name="T3">upgrade</text:span></text:span><text:span text:style-name="T3"> komutuna ek olarak, bağımlılık değişikliklerini çözmek için gerekirse mevcut paketleri </text:span><text:span text:style-name="T7">kaldırabilir </text:span><text:span text:style-name="T3">veya yeni paketler kurabilir. Büyük sürüm yükseltmeleri (örneğin Ubuntu 22.04'ten 24.04'e geçiş) için kullanılır.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oft-page-break/>Paket Kurulumu ve Kaldırılması</text:p>
      <text:p text:style-name="P11"/>
      <table:table table:name="Tablo2" table:style-name="Tablo2">
        <table:table-column table:style-name="Tablo2.A"/>
        <table:table-column table:style-name="Tablo2.B"/>
        <table:table-column table:style-name="Tablo2.C"/>
        <table:table-header-rows>
          <table:table-row>
            <table:table-cell table:style-name="Tablo2.A1" office:value-type="string">
              <text:p text:style-name="P6"><text:span text:style-name="Strong_20_Emphasis"><text:span text:style-name="T3">Komut</text:span></text:span></text:p>
            </table:table-cell>
            <table:table-cell table:style-name="Tablo2.A1" office:value-type="string">
              <text:p text:style-name="P6"><text:span text:style-name="Strong_20_Emphasis"><text:span text:style-name="T3">Eski Karşılığı</text:span></text:span></text:p>
            </table:table-cell>
            <table:table-cell table:style-name="Tablo2.A1" office:value-type="string">
              <text:p text:style-name="P7"><text:span text:style-name="Strong_20_Emphasis"><text:span text:style-name="T3">Açıklama</text:span></text:span></text:p>
            </table:table-cell>
          </table:table-row>
        </table:table-header-rows>
        <table:table-row>
          <table:table-cell table:style-name="Tablo2.A1" office:value-type="string">
            <text:p text:style-name="P8"><text:span text:style-name="Source_20_Text"><text:span text:style-name="T4">sudo apt install [paket_adı]</text:span></text:span></text:p>
          </table:table-cell>
          <table:table-cell table:style-name="Tablo2.A1" office:value-type="string">
            <text:p text:style-name="P8"><text:span text:style-name="Source_20_Text"><text:span text:style-name="T3">apt-get install</text:span></text:span></text:p>
          </table:table-cell>
          <table:table-cell table:style-name="Tablo2.A1" office:value-type="string">
            <text:p text:style-name="P9"><text:span text:style-name="T5">Paketi Kurar.</text:span> Belirtilen paketi ve kurulum için gerekli olan tüm bağımlılıkları otomatik olarak depolarınızdan indirir ve kurar. Aynı anda birden fazla paket kurmak için aralarına boşluk bırakarak listeleyebilirsiniz.</text:p>
          </table:table-cell>
        </table:table-row>
        <table:table-row>
          <table:table-cell table:style-name="Tablo2.A1" office:value-type="string">
            <text:p text:style-name="P8"><text:span text:style-name="Source_20_Text"><text:span text:style-name="T4">sudo apt install ./paket.deb</text:span></text:span></text:p>
          </table:table-cell>
          <table:table-cell table:style-name="Tablo2.A1" office:value-type="string">
            <text:p text:style-name="P8"><text:span text:style-name="Source_20_Text"><text:span text:style-name="T3">dpkg -i</text:span></text:span></text:p>
          </table:table-cell>
          <table:table-cell table:style-name="Tablo2.A1" office:value-type="string">
            <text:p text:style-name="P8"><text:span text:style-name="T4">Yerel .deb Dosyasını Kurar.</text:span><text:span text:style-name="T3"> İndirdiğiniz yerel bir .deb dosyasını kurarken, </text:span><text:span text:style-name="Source_20_Text"><text:span text:style-name="T3">apt</text:span></text:span><text:span text:style-name="T3"> otomatik olarak gerekli bağımlılıkları (eğer depolarda varsa) bulur ve kurar.</text:span></text:p>
          </table:table-cell>
        </table:table-row>
        <table:table-row>
          <table:table-cell table:style-name="Tablo2.A1" office:value-type="string">
            <text:p text:style-name="P8"><text:span text:style-name="Source_20_Text"><text:span text:style-name="T4">sudo apt remove [paket_adı]</text:span></text:span></text:p>
          </table:table-cell>
          <table:table-cell table:style-name="Tablo2.A1" office:value-type="string">
            <text:p text:style-name="P8"><text:span text:style-name="Source_20_Text"><text:span text:style-name="T3">apt-get remove</text:span></text:span></text:p>
          </table:table-cell>
          <table:table-cell table:style-name="Tablo2.A1" office:value-type="string">
            <text:p text:style-name="P9"><text:span text:style-name="T5">Paketi Kaldırır (Yapılandırma Dosyaları Kalır).</text:span> Belirtilen yazılımı kaldırır ancak gelecekte tekrar kurmanız ihtimaline karşı yapılandırma (ayarlar) dosyalarını sisteminizde bırakır.</text:p>
          </table:table-cell>
        </table:table-row>
        <table:table-row>
          <table:table-cell table:style-name="Tablo2.A1" office:value-type="string">
            <text:p text:style-name="P8"><text:span text:style-name="Source_20_Text"><text:span text:style-name="T4">sudo apt purge [paket_adı]</text:span></text:span></text:p>
          </table:table-cell>
          <table:table-cell table:style-name="Tablo2.A1" office:value-type="string">
            <text:p text:style-name="P8"><text:span text:style-name="Source_20_Text"><text:span text:style-name="T3">apt-get purge</text:span></text:span></text:p>
          </table:table-cell>
          <table:table-cell table:style-name="Tablo2.A1" office:value-type="string">
            <text:p text:style-name="P9"><text:span text:style-name="T5">Paketi Tamamen Kaldırır.</text:span> Belirtilen yazılımı <text:span text:style-name="T5">ve</text:span> tüm yapılandırma dosyalarını sistemden temizler.</text:p>
          </table:table-cell>
        </table:table-row>
        <table:table-row>
          <table:table-cell table:style-name="Tablo2.A1" office:value-type="string">
            <text:p text:style-name="P8"><text:span text:style-name="Source_20_Text"><text:span text:style-name="T4">sudo apt autoremove</text:span></text:span></text:p>
          </table:table-cell>
          <table:table-cell table:style-name="Tablo2.A1" office:value-type="string">
            <text:p text:style-name="P8"><text:span text:style-name="Source_20_Text"><text:span text:style-name="T3">apt-get autoremove</text:span></text:span></text:p>
          </table:table-cell>
          <table:table-cell table:style-name="Tablo2.A1" office:value-type="string">
            <text:p text:style-name="P8"><text:span text:style-name="T4">Gereksiz Bağımlılıkları Temizler.</text:span><text:span text:style-name="T3"> Daha önce bir paket kurulurken otomatik olarak kurulan, ancak artık sistemdeki hiçbir paketin ihtiyaç duymadığı "gereksiz" bağımlılık paketlerini kaldırır. </text:span><text:span text:style-name="Source_20_Text"><text:span text:style-name="T3">remove</text:span></text:span><text:span text:style-name="T3"> veya </text:span><text:span text:style-name="Source_20_Text"><text:span text:style-name="T3">purge</text:span></text:span><text:span text:style-name="T3"> işleminden sonra sistem temizliği için çok önemlidir.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oft-page-break/><text:span text:style-name="T8">Paket Bilgisi ve Arama</text:span></text:p>
      <text:p text:style-name="P5"/>
      <table:table table:name="Tablo3" table:style-name="Tablo3">
        <table:table-column table:style-name="Tablo3.A"/>
        <table:table-column table:style-name="Tablo3.B"/>
        <table:table-column table:style-name="Tablo3.C"/>
        <table:table-header-rows>
          <table:table-row>
            <table:table-cell table:style-name="Tablo3.A1" office:value-type="string">
              <text:p text:style-name="P6"><text:span text:style-name="Strong_20_Emphasis"><text:span text:style-name="T3">Komut</text:span></text:span></text:p>
            </table:table-cell>
            <table:table-cell table:style-name="Tablo3.A1" office:value-type="string">
              <text:p text:style-name="P6"><text:span text:style-name="Strong_20_Emphasis"><text:span text:style-name="T3">Eski Karşılığı</text:span></text:span></text:p>
            </table:table-cell>
            <table:table-cell table:style-name="Tablo3.A1" office:value-type="string">
              <text:p text:style-name="P7"><text:span text:style-name="Strong_20_Emphasis"><text:span text:style-name="T3">Açıklama</text:span></text:span></text:p>
            </table:table-cell>
          </table:table-row>
        </table:table-header-rows>
        <table:table-row>
          <table:table-cell table:style-name="Tablo3.A1" office:value-type="string">
            <text:p text:style-name="P8"><text:span text:style-name="Source_20_Text"><text:span text:style-name="T4">apt search [anahtar_kelime]</text:span></text:span></text:p>
          </table:table-cell>
          <table:table-cell table:style-name="Tablo3.A1" office:value-type="string">
            <text:p text:style-name="P8"><text:span text:style-name="Source_20_Text"><text:span text:style-name="T3">apt-cache search</text:span></text:span></text:p>
          </table:table-cell>
          <table:table-cell table:style-name="Tablo3.A1" office:value-type="string">
            <text:p text:style-name="P9"><text:span text:style-name="T5">Depolarda Arama Yapar.</text:span> Belirtilen anahtar kelimeyi paket adında veya kısa açıklamasında içeren tüm paketleri listeler.</text:p>
          </table:table-cell>
        </table:table-row>
        <table:table-row>
          <table:table-cell table:style-name="Tablo3.A1" office:value-type="string">
            <text:p text:style-name="P8"><text:span text:style-name="Source_20_Text"><text:span text:style-name="T4">apt show [paket_adı]</text:span></text:span></text:p>
          </table:table-cell>
          <table:table-cell table:style-name="Tablo3.A1" office:value-type="string">
            <text:p text:style-name="P8"><text:span text:style-name="Source_20_Text"><text:span text:style-name="T3">apt-cache show</text:span></text:span></text:p>
          </table:table-cell>
          <table:table-cell table:style-name="Tablo3.A1" office:value-type="string">
            <text:p text:style-name="P9"><text:span text:style-name="T5">Detaylı Paket Bilgisi.</text:span> Bir paketin tam adını, sürümünü, bağımlılıklarını, boyutunu, açıklamasını ve hangi depodan geldiğini gösterir.</text:p>
          </table:table-cell>
        </table:table-row>
        <table:table-row>
          <table:table-cell table:style-name="Tablo3.A1" office:value-type="string">
            <text:p text:style-name="P8"><text:span text:style-name="Source_20_Text"><text:span text:style-name="T4">apt list</text:span></text:span></text:p>
          </table:table-cell>
          <table:table-cell table:style-name="Tablo3.A1" office:value-type="string">
            <text:p text:style-name="P9">(Karşılığı yok)</text:p>
          </table:table-cell>
          <table:table-cell table:style-name="Tablo3.A1" office:value-type="string">
            <text:p text:style-name="P9"><text:span text:style-name="T8">Depolardaki tüm paketleri listeler.</text:span> Genellikle filtrelenerek kullanılır (aşağıdaki örnekler).</text:p>
          </table:table-cell>
        </table:table-row>
        <table:table-row>
          <table:table-cell table:style-name="Tablo3.A1" office:value-type="string">
            <text:p text:style-name="P8"><text:span text:style-name="Source_20_Text"><text:span text:style-name="T4">apt list --installed</text:span></text:span></text:p>
          </table:table-cell>
          <table:table-cell table:style-name="Tablo3.A1" office:value-type="string">
            <text:p text:style-name="P8"><text:span text:style-name="Source_20_Text"><text:span text:style-name="T3">dpkg -l</text:span></text:span></text:p>
          </table:table-cell>
          <table:table-cell table:style-name="Tablo3.A1" office:value-type="string">
            <text:p text:style-name="P9"><text:span text:style-name="T5">Kurulu Paketleri Listeler.</text:span> Sisteminizde şu anda kurulu olan tüm paketleri listeler.</text:p>
            <text:p text:style-name="P13"><text:span text:style-name="Source_20_Text"><text:span text:style-name="T9">apt list –installed &gt; </text:span></text:span><text:span text:style-name="Source_20_Text"><text:span text:style-name="T10">liste.txt </text:span></text:span><text:span text:style-name="Source_20_Text"><text:span text:style-name="T11">komutu ile tüm kurulu paketleri metin editöründe görebilirsiniz.</text:span></text:span></text:p>
          </table:table-cell>
        </table:table-row>
        <table:table-row>
          <table:table-cell table:style-name="Tablo3.A1" office:value-type="string">
            <text:p text:style-name="P8"><text:span text:style-name="Source_20_Text"><text:span text:style-name="T4">apt list --upgradable</text:span></text:span></text:p>
          </table:table-cell>
          <table:table-cell table:style-name="Tablo3.A1" office:value-type="string">
            <text:p text:style-name="P9">(Karşılığı yok)</text:p>
          </table:table-cell>
          <table:table-cell table:style-name="Tablo3.A1" office:value-type="string">
            <text:p text:style-name="P8"><text:span text:style-name="T3">Yükseltme (</text:span><text:span text:style-name="Source_20_Text"><text:span text:style-name="T3">upgrade</text:span></text:span><text:span text:style-name="T3">) için yeni sürümü mevcut olan tüm paketleri listeler.</text:span></text:p>
          </table:table-cell>
        </table:table-row>
      </table:table>
      <text:p text:style-name="P5"/>
      <text:p text:style-name="P5"/>
      <text:p text:style-name="P10">Sistem Bakım ve Temizlik</text:p>
      <text:p text:style-name="P5"/>
      <table:table table:name="Tablo4" table:style-name="Tablo4">
        <table:table-column table:style-name="Tablo4.A"/>
        <table:table-column table:style-name="Tablo4.B"/>
        <table:table-column table:style-name="Tablo4.C"/>
        <table:table-header-rows>
          <table:table-row>
            <table:table-cell table:style-name="Tablo4.A1" office:value-type="string">
              <text:p text:style-name="P6"><text:span text:style-name="Strong_20_Emphasis"><text:span text:style-name="T3">Komut</text:span></text:span></text:p>
            </table:table-cell>
            <table:table-cell table:style-name="Tablo4.A1" office:value-type="string">
              <text:p text:style-name="P6"><text:span text:style-name="Strong_20_Emphasis"><text:span text:style-name="T3">Eski Karşılığı</text:span></text:span></text:p>
            </table:table-cell>
            <table:table-cell table:style-name="Tablo4.A1" office:value-type="string">
              <text:p text:style-name="P7"><text:span text:style-name="Strong_20_Emphasis"><text:span text:style-name="T3">Açıklama</text:span></text:span></text:p>
            </table:table-cell>
          </table:table-row>
        </table:table-header-rows>
        <table:table-row>
          <table:table-cell table:style-name="Tablo4.A1" office:value-type="string">
            <text:p text:style-name="P8"><text:span text:style-name="Source_20_Text"><text:span text:style-name="T4">sudo apt clean</text:span></text:span></text:p>
          </table:table-cell>
          <table:table-cell table:style-name="Tablo4.A1" office:value-type="string">
            <text:p text:style-name="P8"><text:span text:style-name="Source_20_Text"><text:span text:style-name="T3">apt-get clean</text:span></text:span></text:p>
          </table:table-cell>
          <table:table-cell table:style-name="Tablo4.A1" office:value-type="string">
            <text:p text:style-name="P8"><text:span text:style-name="T4">Önbelleği Temizler.</text:span><text:span text:style-name="T3"> İndirilen </text:span><text:span text:style-name="Source_20_Text"><text:span text:style-name="T3">.deb</text:span></text:span><text:span text:style-name="T3"> paketlerinin bulunduğu yerel önbellek dizinini (</text:span><text:span text:style-name="Source_20_Text"><text:span text:style-name="T3">/var/cache/apt/archives/</text:span></text:span><text:span text:style-name="T3">) temizler. Bu, disk alanı kazanmak için kullanışlıdır, ancak paketleri tekrar kurmak isterseniz yeniden indirilmesi gerekir.</text:span></text:p>
          </table:table-cell>
        </table:table-row>
        <table:table-row>
          <table:table-cell table:style-name="Tablo4.A1" office:value-type="string">
            <text:p text:style-name="P8"><text:span text:style-name="Source_20_Text"><text:span text:style-name="T4">sudo apt autoclean</text:span></text:span></text:p>
          </table:table-cell>
          <table:table-cell table:style-name="Tablo4.A1" office:value-type="string">
            <text:p text:style-name="P8"><text:span text:style-name="Source_20_Text"><text:span text:style-name="T3">apt-get autoclean</text:span></text:span></text:p>
          </table:table-cell>
          <table:table-cell table:style-name="Tablo4.A1" office:value-type="string">
            <text:p text:style-name="P8"><text:span text:style-name="T4">Eski Önbelleği Temizler.</text:span><text:span text:style-name="T3"> Artık depolarda bulunmayan (eski veya kaldırılmış) paketlerin </text:span><text:span text:style-name="Source_20_Text"><text:span text:style-name="T3">.deb</text:span></text:span><text:span text:style-name="T3"> dosyalarını önbellekten temizler.</text:span></text:p>
          </table:table-cell>
        </table:table-row>
      </table:table>
      <text:p text:style-name="P5"/>
      <table:table table:name="Tablo5" table:style-name="Tablo5">
        <table:table-column table:style-name="Tablo5.A"/>
        <table:table-column table:style-name="Tablo5.B"/>
        <table:table-column table:style-name="Tablo5.C"/>
        <table:table-header-rows>
          <text:soft-page-break/>
          <table:table-row>
            <table:table-cell table:style-name="Tablo5.A1" office:value-type="string">
              <text:p text:style-name="P6"><text:span text:style-name="Strong_20_Emphasis"><text:span text:style-name="T3">Komut</text:span></text:span></text:p>
            </table:table-cell>
            <table:table-cell table:style-name="Tablo5.A1" office:value-type="string">
              <text:p text:style-name="P6"><text:span text:style-name="Strong_20_Emphasis"><text:span text:style-name="T3">Eski Karşılığı</text:span></text:span></text:p>
            </table:table-cell>
            <table:table-cell table:style-name="Tablo5.A1" office:value-type="string">
              <text:p text:style-name="P6"><text:span text:style-name="Strong_20_Emphasis"><text:span text:style-name="T3">Açıklama</text:span></text:span></text:p>
            </table:table-cell>
          </table:table-row>
        </table:table-header-rows>
        <table:table-row>
          <table:table-cell table:style-name="Tablo5.A1" office:value-type="string">
            <text:p text:style-name="P8"><text:span text:style-name="Source_20_Text"><text:span text:style-name="T4">sudo apt edit-sources</text:span></text:span></text:p>
          </table:table-cell>
          <table:table-cell table:style-name="Tablo5.A1" office:value-type="string">
            <text:p text:style-name="P9">(Karşılığı yok)</text:p>
          </table:table-cell>
          <table:table-cell table:style-name="Tablo5.A1" office:value-type="string">
            <text:p text:style-name="P8"><text:span text:style-name="T3">Yazılım depolarının ana yapılandırma dosyası olan </text:span><text:span text:style-name="Source_20_Text"><text:span text:style-name="T3">/etc/apt/sources.list</text:span></text:span><text:span text:style-name="T3"> dosyasını düzenlemek için varsayılan metin düzenleyiciyi açar.</text:span></text:p>
          </table:table-cell>
        </table:table-row>
      </table:table>
      <text:p text:style-name="P10"/>
      <text:p text:style-name="P10">Bağımlılık Sorunlarını Çözme Komutları</text:p>
      <text:p text:style-name="P14"/>
      <table:table table:name="Tablo6" table:style-name="Tablo6">
        <table:table-column table:style-name="Tablo6.A"/>
        <table:table-column table:style-name="Tablo6.B"/>
        <table:table-column table:style-name="Tablo6.C"/>
        <table:table-header-rows>
          <table:table-row>
            <table:table-cell table:style-name="Tablo6.A1" office:value-type="string">
              <text:p text:style-name="P6"><text:span text:style-name="Strong_20_Emphasis"><text:span text:style-name="T3">Komut</text:span></text:span></text:p>
            </table:table-cell>
            <table:table-cell table:style-name="Tablo6.A1" office:value-type="string">
              <text:p text:style-name="P6"><text:span text:style-name="Strong_20_Emphasis"><text:span text:style-name="T3">Açıklama</text:span></text:span></text:p>
            </table:table-cell>
            <table:table-cell table:style-name="Tablo6.A1" office:value-type="string">
              <text:p text:style-name="P6"><text:span text:style-name="Strong_20_Emphasis"><text:span text:style-name="T3">Ne Zaman Kullanılır?</text:span></text:span></text:p>
            </table:table-cell>
          </table:table-row>
        </table:table-header-rows>
        <table:table-row>
          <table:table-cell table:style-name="Tablo6.A1" office:value-type="string">
            <text:p text:style-name="P8"><text:span text:style-name="Source_20_Text"><text:span text:style-name="T4">sudo apt update</text:span></text:span></text:p>
          </table:table-cell>
          <table:table-cell table:style-name="Tablo6.A1" office:value-type="string">
            <text:p text:style-name="P9">Depo listesini güncelleyerek, <text:span text:style-name="T5">paketlerin doğru ve güncel bağımlılık bilgilerini</text:span> içerdiğinden emin olur. Sorunun kaynağı eski bir paket listesi olabilir.</text:p>
          </table:table-cell>
          <table:table-cell table:style-name="Tablo6.A1" office:value-type="string">
            <text:p text:style-name="P9">Herhangi bir yükleme veya düzeltme işleminden önce.</text:p>
          </table:table-cell>
        </table:table-row>
        <table:table-row>
          <table:table-cell table:style-name="Tablo6.A1" office:value-type="string">
            <text:p text:style-name="P8"><text:span text:style-name="Source_20_Text"><text:span text:style-name="T4">sudo apt install -f</text:span></text:span></text:p>
          </table:table-cell>
          <table:table-cell table:style-name="Tablo6.A1" office:value-type="string">
            <text:p text:style-name="P8"><text:span text:style-name="T3">Eksik kalan bağımlılıkları gidermeye çalışan veya bozuk paketleri onarmaya çalışan bir mekanizmadır. </text:span><text:span text:style-name="Source_20_Text"><text:span text:style-name="T3">-f</text:span></text:span><text:span text:style-name="T3">, </text:span><text:span text:style-name="Source_20_Text"><text:span text:style-name="T3">--fix-broken</text:span></text:span><text:span text:style-name="T3"> (bozukları düzelt) anlamına gelir.</text:span></text:p>
          </table:table-cell>
          <table:table-cell table:style-name="Tablo6.A1" office:value-type="string">
            <text:p text:style-name="P15">Kurulum veya kaldırma işlemi yarıda kesildiğinde veya bağımlılık hatası aldığınızda.</text:p>
          </table:table-cell>
        </table:table-row>
      </table:table>
      <text:p text:style-name="P14"/>
      <text:p text:style-name="P10">Bozuk Paketleri Kaldırma ve Temizleme</text:p>
      <text:p text:style-name="P14"/>
      <table:table table:name="Tablo7" table:style-name="Tablo7">
        <table:table-column table:style-name="Tablo7.A"/>
        <table:table-column table:style-name="Tablo7.B"/>
        <table:table-column table:style-name="Tablo7.C"/>
        <table:table-header-rows>
          <table:table-row>
            <table:table-cell table:style-name="Tablo7.A1" office:value-type="string">
              <text:p text:style-name="P6"><text:span text:style-name="Strong_20_Emphasis"><text:span text:style-name="T3">Komut</text:span></text:span></text:p>
            </table:table-cell>
            <table:table-cell table:style-name="Tablo7.A1" office:value-type="string">
              <text:p text:style-name="P6"><text:span text:style-name="Strong_20_Emphasis"><text:span text:style-name="T3">Açıklama</text:span></text:span></text:p>
            </table:table-cell>
            <table:table-cell table:style-name="Tablo7.A1" office:value-type="string">
              <text:p text:style-name="P6"><text:span text:style-name="Strong_20_Emphasis"><text:span text:style-name="T3">Ne Zaman Kullanılır?</text:span></text:span></text:p>
            </table:table-cell>
          </table:table-row>
        </table:table-header-rows>
        <table:table-row>
          <table:table-cell table:style-name="Tablo7.A1" office:value-type="string">
            <text:p text:style-name="P8"><text:span text:style-name="Source_20_Text"><text:span text:style-name="T4">sudo apt remove [bozuk_paket_adı]</text:span></text:span></text:p>
          </table:table-cell>
          <table:table-cell table:style-name="Tablo7.A1" office:value-type="string">
            <text:p text:style-name="P9">Soruna neden olduğundan şüphelendiğiniz paketi kaldırmak.</text:p>
          </table:table-cell>
          <table:table-cell table:style-name="Tablo7.A1" office:value-type="string">
            <text:p text:style-name="P9">Belirli bir paketi kurarken veya güncellerken sorun çıktığında.</text:p>
          </table:table-cell>
        </table:table-row>
        <table:table-row>
          <table:table-cell table:style-name="Tablo7.A1" office:value-type="string">
            <text:p text:style-name="P8"><text:span text:style-name="Source_20_Text"><text:span text:style-name="T4">sudo apt autoremove</text:span></text:span></text:p>
          </table:table-cell>
          <table:table-cell table:style-name="Tablo7.A1" office:value-type="string">
            <text:p text:style-name="P9">Başka hiçbir kurulu paketin ihtiyaç duymadığı, gereksiz hale gelmiş bağımlılık paketlerini (artık <text:span text:style-name="T12">metin</text:span> olarak bilinenleri) sistemden temizler.</text:p>
          </table:table-cell>
          <table:table-cell table:style-name="Tablo7.A1" office:value-type="string">
            <text:p text:style-name="P9">Genel sistem temizliği ve bağımlılık kalıntılarını gidermek için.</text:p>
          </table:table-cell>
        </table:table-row>
        <table:table-row>
          <table:table-cell table:style-name="Tablo7.A1" office:value-type="string">
            <text:p text:style-name="P8"><text:span text:style-name="Source_20_Text"><text:span text:style-name="T4">sudo apt clean</text:span></text:span></text:p>
          </table:table-cell>
          <table:table-cell table:style-name="Tablo7.A1" office:value-type="string">
            <text:p text:style-name="P8"><text:span text:style-name="T3">İndirilen </text:span><text:span text:style-name="Source_20_Text"><text:span text:style-name="T3">.deb</text:span></text:span><text:span text:style-name="T3"> dosyalarının önbelleğini temizler. Bazen bozuk inen bir dosya soruna neden olabilir; bu temizlik, bir sonraki denemede dosyanın tekrar indirilmesini sağlar.</text:span></text:p>
          </table:table-cell>
          <table:table-cell table:style-name="Tablo7.A1" office:value-type="string">
            <text:p text:style-name="P15">İndirme hatası şüphesi olduğunda.</text:p>
          </table:table-cell>
        </table:table-row>
      </table:table>
      <text:p text:style-name="P14"><text:soft-page-break/></text:p>
      <text:p text:style-name="P11"/>
      <text:p text:style-name="P11"><text:span text:style-name="T13">Derinlemesine Sorun Çözümü</text:span></text:p>
      <text:p text:style-name="P14"/>
      <table:table table:name="Tablo8" table:style-name="Tablo8">
        <table:table-column table:style-name="Tablo8.A"/>
        <table:table-column table:style-name="Tablo8.B"/>
        <table:table-column table:style-name="Tablo8.C"/>
        <table:table-header-rows>
          <table:table-row>
            <table:table-cell table:style-name="Tablo8.A1" office:value-type="string">
              <text:p text:style-name="P6"><text:span text:style-name="Strong_20_Emphasis"><text:span text:style-name="T3">Komut</text:span></text:span></text:p>
            </table:table-cell>
            <table:table-cell table:style-name="Tablo8.A1" office:value-type="string">
              <text:p text:style-name="P6"><text:span text:style-name="Strong_20_Emphasis"><text:span text:style-name="T3">Açıklama</text:span></text:span></text:p>
            </table:table-cell>
            <table:table-cell table:style-name="Tablo8.A1" office:value-type="string">
              <text:p text:style-name="P6"><text:span text:style-name="Strong_20_Emphasis"><text:span text:style-name="T3">Ne Zaman Kullanılır?</text:span></text:span></text:p>
            </table:table-cell>
          </table:table-row>
        </table:table-header-rows>
        <table:table-row>
          <table:table-cell table:style-name="Tablo8.A1" office:value-type="string">
            <text:p text:style-name="P8"><text:span text:style-name="Source_20_Text"><text:span text:style-name="T4">sudo dpkg --configure -a</text:span></text:span></text:p>
          </table:table-cell>
          <table:table-cell table:style-name="Tablo8.A1" office:value-type="string">
            <text:p text:style-name="P8"><text:span text:style-name="T3">Debian paket yöneticisi olan </text:span><text:span text:style-name="Source_20_Text"><text:span text:style-name="T3">dpkg</text:span></text:span><text:span text:style-name="T3">'yi, tamamlanmamış veya kesintiye uğramış tüm kurulumları yapılandırmaya zorlar.</text:span></text:p>
          </table:table-cell>
          <table:table-cell table:style-name="Tablo8.A1" office:value-type="string">
            <text:p text:style-name="P8"><text:span text:style-name="Source_20_Text"><text:span text:style-name="T3">apt</text:span></text:span><text:span text:style-name="T3"> komutları, başka bir </text:span><text:span text:style-name="Source_20_Text"><text:span text:style-name="T3">dpkg</text:span></text:span><text:span text:style-name="T3"> işlemi çalışırken veya önceki bir kurulum başarısız olduğunda kilitlendiğinde.</text:span></text:p>
          </table:table-cell>
        </table:table-row>
      </table:table>
      <text:p text:style-name="P14"/>
      <text:p text:style-name="P16"/>
      <text:p text:style-name="P17">Bağımlılık sorunlarıyla karşılaştığınızda, genellikle bu sırayı takip etmek en iyisidir:</text:p>
      <text:list text:style-name="L1">
        <text:list-item>
          <text:p text:style-name="P18"><text:span text:style-name="Source_20_Text"><text:span text:style-name="T14">sudo apt update</text:span></text:span></text:p>
        </text:list-item>
        <text:list-item>
          <text:p text:style-name="P18"><text:span text:style-name="Source_20_Text"><text:span text:style-name="T14">sudo apt install -f</text:span></text:span></text:p>
        </text:list-item>
        <text:list-item>
          <text:p text:style-name="P18"><text:span text:style-name="T14">Sorun hala devam ediyorsa, </text:span><text:span text:style-name="Source_20_Text"><text:span text:style-name="T14">sudo apt autoremove</text:span></text:span><text:span text:style-name="T14"> ve </text:span><text:span text:style-name="Source_20_Text"><text:span text:style-name="T14">sudo apt clean</text:span></text:span><text:span text:style-name="T14"> komutlarını çalıştırarak sistemi temizleyin.</text:span></text:p>
        </text:list-item>
        <text:list-item>
          <text:p text:style-name="P18"><text:span text:style-name="T14">Eğer sorun belirli bir paketten kaynaklanıyorsa, onu </text:span><text:span text:style-name="Source_20_Text"><text:span text:style-name="T14">sudo apt remove [paket_adı]</text:span></text:span><text:span text:style-name="T14"> ile kaldırın ve yeniden kurmayı deneyin.</text:span></text:p>
        </text:list-item>
      </text:list>
      <text:p text:style-name="P17">Bu komutlar, çoğu bağımlılık sorununu çözmek için yeterli olacaktır. Başka bir komut veya süreç hakkında bilgi almak ister misiniz?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5T20:19:49.299984538</meta:creation-date>
    <dc:date>2025-11-15T20:57:22.611085753</dc:date>
    <meta:editing-duration>PT12M39S</meta:editing-duration>
    <meta:editing-cycles>4</meta:editing-cycles>
    <meta:generator>LibreOffice/25.2.3.2$Linux_X86_64 LibreOffice_project/520$Build-2</meta:generator>
    <meta:print-date>2025-11-15T20:57:20.358033403</meta:print-date>
    <meta:printed-by>PDF dosyaları</meta:printed-by>
    <meta:document-statistic meta:table-count="8" meta:image-count="0" meta:object-count="0" meta:page-count="5" meta:paragraph-count="106" meta:word-count="768" meta:character-count="5943" meta:non-whitespace-character-count="5289"/>
  </office:meta>
</office:document-meta>
</file>